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amil" svg:font-family="'Noto Sans Tamil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6e76" officeooo:paragraph-rsid="00046e76"/>
    </style:style>
    <style:style style:name="P2" style:family="paragraph" style:parent-style-name="Standard">
      <style:paragraph-properties fo:text-align="justify" style:justify-single-word="false"/>
      <style:text-properties officeooo:rsid="00056425" officeooo:paragraph-rsid="00056425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46e76" officeooo:paragraph-rsid="00046e7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ef08" officeooo:paragraph-rsid="000cef0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89927" officeooo:paragraph-rsid="00089927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9927" officeooo:paragraph-rsid="00089927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tyle="normal" officeooo:rsid="000a1a7d" officeooo:paragraph-rsid="000a1a7d" fo:background-color="#ffffff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89927"/>
    </style:style>
    <style:style style:name="P9" style:family="paragraph" style:parent-style-name="Standard" style:list-style-name="L5">
      <style:paragraph-properties fo:text-align="justify" style:justify-single-word="false"/>
      <style:text-properties officeooo:paragraph-rsid="000a1a7d"/>
    </style:style>
    <style:style style:name="P10" style:family="paragraph" style:parent-style-name="Standard" style:list-style-name="L5">
      <style:paragraph-properties fo:text-align="justify" style:justify-single-word="false"/>
      <style:text-properties officeooo:paragraph-rsid="000b4e49"/>
    </style:style>
    <style:style style:name="P11" style:family="paragraph" style:parent-style-name="Standard">
      <style:paragraph-properties fo:text-align="justify" style:justify-single-word="false"/>
      <style:text-properties officeooo:paragraph-rsid="000b4e49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b4e49" officeooo:paragraph-rsid="000ae1c7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0b4e49" officeooo:paragraph-rsid="000b4e49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0b4e49" style:font-style-asian="italic" style:font-style-complex="italic"/>
    </style:style>
    <style:style style:name="P15" style:family="paragraph" style:parent-style-name="Standard" style:list-style-name="L5">
      <style:paragraph-properties fo:text-align="justify" style:justify-single-word="false"/>
      <style:text-properties fo:font-style="italic" officeooo:rsid="000b4e49" officeooo:paragraph-rsid="000b4e49" fo:background-color="#ffaa95" style:font-style-asian="italic" style:font-style-complex="italic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0b4e49" officeooo:paragraph-rsid="000b4e49" fo:background-color="#ffaa95" style:font-style-asian="italic" style:font-style-complex="italic"/>
    </style:style>
    <style:style style:name="P17" style:family="paragraph" style:parent-style-name="Standard">
      <style:paragraph-properties fo:text-align="justify" style:justify-single-word="false"/>
      <style:text-properties fo:font-style="italic" officeooo:rsid="000b4e49" officeooo:paragraph-rsid="000b4e49" fo:background-color="#dde8cb" style:font-style-asian="italic" style:font-style-complex="italic"/>
    </style:style>
    <style:style style:name="P18" style:family="paragraph" style:parent-style-name="Standard">
      <style:paragraph-properties fo:text-align="justify" style:justify-single-word="false"/>
      <style:text-properties fo:font-size="16pt" fo:font-weight="bold" officeooo:rsid="000dd1e0" officeooo:paragraph-rsid="000dd1e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0dd1e0" officeooo:paragraph-rsid="000dd1e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425" style:font-weight-asian="bold" style:font-weight-complex="bold"/>
    </style:style>
    <style:style style:name="T3" style:family="text">
      <style:text-properties officeooo:rsid="00056425"/>
    </style:style>
    <style:style style:name="T4" style:family="text">
      <style:text-properties officeooo:rsid="00089927"/>
    </style:style>
    <style:style style:name="T5" style:family="text">
      <style:text-properties officeooo:rsid="000a1a7d"/>
    </style:style>
    <style:style style:name="T6" style:family="text">
      <style:text-properties fo:font-style="italic" officeooo:rsid="000ae1c7" style:font-style-asian="italic" style:font-style-complex="italic"/>
    </style:style>
    <style:style style:name="T7" style:family="text">
      <style:text-properties fo:font-style="italic" officeooo:rsid="000ae1c7" fo:background-color="#ffaa95" loext:char-shading-value="0" style:font-style-asian="italic" style:font-style-complex="italic"/>
    </style:style>
    <style:style style:name="T8" style:family="text">
      <style:text-properties fo:font-style="italic" fo:font-weight="normal" officeooo:rsid="000ae1c7" fo:background-color="#ffaa95" loext:char-shading-value="0" style:font-style-asian="italic" style:font-weight-asian="normal" style:font-style-complex="italic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00000" loext:opacity="100%" fo:font-style="italic" fo:background-color="#ffa6a6" loext:char-shading-value="0" style:font-style-asian="italic" style:font-style-complex="italic"/>
    </style:style>
    <style:style style:name="T12" style:family="text">
      <style:text-properties fo:color="#000000" loext:opacity="100%" fo:font-style="italic" fo:background-color="#ffaa95" loext:char-shading-value="0" style:font-style-asian="italic" style:font-style-complex="italic"/>
    </style:style>
    <style:style style:name="T13" style:family="text">
      <style:text-properties fo:color="#000000" loext:opacity="100%" fo:font-style="normal" fo:font-weight="normal" officeooo:rsid="000ae1c7" fo:background-color="#ffffff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fo:font-weight="normal" officeooo:rsid="000ae1c7" style:font-weight-asian="normal" style:font-weight-complex="normal"/>
    </style:style>
    <style:style style:name="T16" style:family="text">
      <style:text-properties officeooo:rsid="000a1a7d" fo:background-color="#ffa6a6" loext:char-shading-value="0"/>
    </style:style>
    <style:style style:name="T17" style:family="text">
      <style:text-properties fo:font-style="normal" officeooo:rsid="000ae1c7" style:font-style-asian="normal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0a27f5"/>
    </style:style>
    <style:style style:name="T20" style:family="text">
      <style:text-properties officeooo:rsid="000ae1c7"/>
    </style:style>
    <style:style style:name="T21" style:family="text">
      <style:text-properties officeooo:rsid="000b4e49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98cm" fo:text-indent="-0.635cm" fo:margin-left="1.59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33cm" fo:text-indent="-0.635cm" fo:margin-left="2.23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68cm" fo:text-indent="-0.635cm" fo:margin-left="2.86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03cm" fo:text-indent="-0.635cm" fo:margin-left="3.50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38cm" fo:text-indent="-0.635cm" fo:margin-left="4.13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73cm" fo:text-indent="-0.635cm" fo:margin-left="4.77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08cm" fo:text-indent="-0.635cm" fo:margin-left="5.4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43cm" fo:text-indent="-0.635cm" fo:margin-left="6.04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78cm" fo:text-indent="-0.635cm" fo:margin-left="6.67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13cm" fo:text-indent="-0.635cm" fo:margin-left="7.313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rchitecture Of Web Application</text:p>
      <text:p text:style-name="P19">Author: <text:span text:style-name="T18">Daswadayalan Myladumparai Deenadayalan</text:span></text:p>
      <text:p text:style-name="P19"><text:span text:style-name="T18"/></text:p>
      <text:p text:style-name="P3">REST API </text:p>
      <text:p text:style-name="P1">Representational state transfer which is Know as REST API. The simple understanding of the rest API , Which I randomly surfed to internet and came with this idea. </text:p>
      <text:p text:style-name="P1"/>
      <text:p text:style-name="P2">Think you are the client/customer/user</text:p>
      <text:p text:style-name="P2"/>
      <text:p text:style-name="P1">A sunny day you are going to restaurant , after <text:s/>entering into the restaurant and looking for the waiter <text:s/>to take your order, here the waiter is your <text:s/>API(REST) and he holds <text:s/>the menu card with list of food items “<text:span text:style-name="T1">here menu card act as API documentation” </text:span>and “<text:span text:style-name="T1">it has several function PUT,POST,GET,DELETE</text:span>”. The waiter is getting order request from you and post the order to the kitchen, “<text:span text:style-name="T1">The kitchen here act as server”</text:span>. The kitchen is were the all food <text:s/>items being prepared “ <text:span text:style-name="T2">In simple terms it can handle the request</text:span><text:span text:style-name="T3"> ”</text:span>. After <text:s/>preparing the food kitchen servers <text:span text:style-name="T3">response to the waiter. Later <text:s/>the </text:span>waiter serves the requested food to you.</text:p>
      <text:p text:style-name="P1"/>
      <text:p text:style-name="P4">BASIC INSTALLATION</text:p>
      <text:p text:style-name="P5">Before Setup <text:s/>of architecture of the REST API <text:s/>in Django Framework , we need to <text:s/>learn some Linux commands</text:p>
      <text:list text:style-name="L5">
        <text:list-item>
          <text:p text:style-name="P9"><text:span text:style-name="T4">Before using Django you need to <text:s/>know the whole Django works on python. You need to install <text:s/>python. The command for installing python </text:span><text:span text:style-name="T5">in Linux </text:span><text:span text:style-name="T16"><text:s/></text:span><text:span text:style-name="T11">$ sudo apt-get install python3.8.</text:span></text:p>
        </text:list-item>
        <text:list-item>
          <text:p text:style-name="P7"><text:span text:style-name="T9">After that <text:s/>check <text:s/>python version , just using the command </text:span><text:span text:style-name="T12">$ python3 –version</text:span><text:span text:style-name="T10">. </text:span><text:span text:style-name="T14">Once the version is <text:s/>showing then the python is working</text:span><text:span text:style-name="T9">.</text:span></text:p>
        </text:list-item>
        <text:list-item>
          <text:p text:style-name="P9"><text:span text:style-name="T19">Now we go to the setting up <text:s/>virtual <text:s/>environment , before <text:s/>setting up virtual environment you need to </text:span><text:span text:style-name="T20">install python virtual environment using </text:span><text:span text:style-name="T7">$ sudo apt-get install <text:s/>python3-venv</text:span><text:span text:style-name="T20">. After installing the python virtual environment. Now you need to setup virtual environment </text:span><text:span text:style-name="T7">$ python3 -m venv myenv</text:span><text:span text:style-name="T6">. </text:span><text:span text:style-name="T17">It creates a virtual environment and then activate the virtual environment using </text:span><text:span text:style-name="T7">$ source myenv/bin/activate.</text:span></text:p>
        </text:list-item>
        <text:list-item>
          <text:p text:style-name="P10"><text:span text:style-name="T17">After activating the virtual environment you need to <text:s/>install <text:s/>Django using <text:s/></text:span><text:span text:style-name="T8">$ python3 -m pip install Django.</text:span></text:p>
        </text:list-item>
        <text:list-item>
          <text:p text:style-name="P10"><text:span text:style-name="T13">Once it installed , create <text:s/>a <text:s/>project, app and then <text:s/>start the project using <text:s/>following command. </text:span></text:p>
          <text:list>
            <text:list-item>
              <text:p text:style-name="P15"><text:span text:style-name="T15">$ </text:span><text:span text:style-name="T14">django-admin startproject myproject.</text:span></text:p>
            </text:list-item>
            <text:list-item>
              <text:p text:style-name="P15"><text:span text:style-name="T14">$ django-admin startapp myapp1.</text:span></text:p>
            </text:list-item>
          </text:list>
        </text:list-item>
      </text:list>
      <text:p text:style-name="P16"><text:span text:style-name="T14"/></text:p>
      <text:p text:style-name="P17"><text:span text:style-name="T14">Note: The django app should create after <text:s/>your project only.</text:span></text:p>
      <text:list text:style-name="L1">
        <text:list-header>
          <text:p text:style-name="P12"/>
        </text:list-header>
      </text:list>
      <text:p text:style-name="P5">For more information, please prefer the original documentation page, I have attached some information below kindly check <text:s/>below.</text:p>
      <text:p text:style-name="P5"/>
      <text:p text:style-name="P4">REFERENCES</text:p>
      <text:p text:style-name="P13">Official Documentation</text:p>
      <text:p text:style-name="P11"><text:span text:style-name="T21">Source:</text:span><text:a xlink:type="simple" xlink:href="https://docs.python-guide.org/starting/install3/linux/" text:style-name="Internet_20_link" text:visited-style-name="Visited_20_Internet_20_Link"><text:span text:style-name="T21">python installition</text:span></text:a></text:p>
      <text:p text:style-name="P11"><text:span text:style-name="T21">source:</text:span><text:a xlink:type="simple" xlink:href="https://docs.python-guide.org/dev/virtualenvs/#virtualenvironments-ref" text:style-name="Internet_20_link" text:visited-style-name="Visited_20_Internet_20_Link"><text:span text:style-name="T21">python virtual enviroment</text:span></text:a></text:p>
      <text:p text:style-name="P14"><text:span text:style-name="T21">Other Sources for easy understanding.</text:span></text:p>
      <text:p text:style-name="P8"><text:span text:style-name="T4">Source:</text:span><text:a xlink:type="simple" xlink:href="https://www.w3schools.com/django/django_create_virtual_environment.php" text:style-name="Internet_20_link" text:visited-style-name="Visited_20_Internet_20_Link"><text:span text:style-name="T4">virtual enviroment set up <text:s/>documentation</text:span></text:a></text:p>
      <text:p text:style-name="P11"><text:span text:style-name="T21">source:</text:span><text:a xlink:type="simple" xlink:href="https://www.w3schools.com/django/django_install_django.php" text:style-name="Internet_20_link" text:visited-style-name="Visited_20_Internet_20_Link"><text:span text:style-name="T21">Django installation</text:span></text:a></text:p>
      <text:p text:style-name="P11"><text:span text:style-name="T21">source: </text:span><text:a xlink:type="simple" xlink:href="https://www.w3schools.com/django/django_create_project.php" text:style-name="Internet_20_link" text:visited-style-name="Visited_20_Internet_20_Link"><text:span text:style-name="T21">Django Project</text:span></text:a></text:p>
      <text:p text:style-name="P11"><text:span text:style-name="T21">source:</text:span><text:a xlink:type="simple" xlink:href="https://www.w3schools.com/django/django_create_app.php" text:style-name="Internet_20_link" text:visited-style-name="Visited_20_Internet_20_Link"><text:span text:style-name="T21">Django <text:s/>installation</text:span></text:a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 Tamil" svg:font-family="'Noto Sans Tamil'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2:44:14.018549210</meta:creation-date>
    <dc:date>2025-06-19T01:30:36.570278563</dc:date>
    <meta:editing-duration>PT1H15M35S</meta:editing-duration>
    <meta:editing-cycles>4</meta:editing-cycles>
    <meta:generator>LibreOffice/24.2.7.2$Linux_X86_64 LibreOffice_project/420$Build-2</meta:generator>
    <meta:print-date>2025-06-19T01:30:14.893632246</meta:print-date>
    <meta:printed-by>PDF files</meta:printed-by>
    <meta:document-statistic meta:table-count="0" meta:image-count="0" meta:object-count="0" meta:page-count="1" meta:paragraph-count="26" meta:word-count="392" meta:character-count="2497" meta:non-whitespace-character-count="2104"/>
  </office:meta>
</office:document-meta>
</file>